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Arial2" svg:font-family="Arial, sans-serif"/>
    <style:font-face style:name="Times" svg:font-family="Times, 'Times New Roman', serif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margin-left="1.249cm" fo:margin-right="0cm" fo:text-align="start" style:justify-single-word="false" fo:text-indent="0cm" style:auto-text-indent="false"/>
      <style:text-properties fo:language="en" fo:country="US" style:text-underline-style="none" fo:font-weight="normal" style:font-weight-asian="normal" style:font-weight-complex="normal"/>
    </style:style>
    <style:style style:name="P11" style:family="paragraph" style:parent-style-name="Standard" style:list-style-name="L2">
      <style:paragraph-properties fo:margin-left="4.001cm" fo:margin-right="0cm" fo:text-indent="0cm" style:auto-text-indent="false"/>
      <style:text-properties fo:font-size="10pt" fo:language="en" fo:country="US" style:font-size-asian="10pt" style:font-size-complex="10pt"/>
    </style:style>
    <style:style style:name="P12" style:family="paragraph" style:parent-style-name="Standard" style:list-style-name="L2">
      <style:paragraph-properties fo:margin-left="2.498cm" fo:margin-right="0cm" fo:text-indent="0cm" style:auto-text-indent="false"/>
      <style:text-properties fo:font-size="12pt" fo:language="en" fo:country="US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US" fo:font-style="italic" style:text-underline-style="none" fo:font-weight="normal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n" fo:country="US" style:text-underline-style="none" fo:font-weight="normal" style:font-weight-asian="normal" style:font-weight-complex="normal"/>
    </style:style>
    <style:style style:name="P15" style:family="paragraph" style:parent-style-name="Text_20_body" style:list-style-name="L7">
      <style:paragraph-properties fo:margin-left="2.499cm" fo:margin-right="0cm" fo:margin-top="0cm" fo:margin-bottom="0cm" fo:keep-together="always" fo:orphans="0" fo:text-indent="0cm" style:auto-text-indent="false"/>
      <style:text-properties fo:font-variant="normal" fo:text-transform="none" fo:language="en" fo:country="US" fo:font-style="normal" fo:background-color="transparent"/>
    </style:style>
    <style:style style:name="P16" style:family="paragraph" style:parent-style-name="Text_20_body" style:list-style-name="L8">
      <style:paragraph-properties fo:margin-left="2.499cm" fo:margin-right="0cm" fo:margin-top="0cm" fo:margin-bottom="0cm" fo:text-indent="0cm" style:auto-text-indent="false"/>
      <style:text-properties style:font-name="Arial2" fo:language="en" fo:country="US" fo:background-color="transparent"/>
    </style:style>
    <style:style style:name="P17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US"/>
    </style:style>
    <style:style style:name="P18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19" style:family="paragraph" style:parent-style-name="Text_20_body" style:list-style-name="L2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20" style:family="paragraph" style:parent-style-name="Text_20_body" style:list-style-name="L4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21" style:family="paragraph" style:parent-style-name="Text_20_body" style:list-style-name="L5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22" style:family="paragraph" style:parent-style-name="Text_20_body" style:list-style-name="L6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23" style:family="paragraph" style:parent-style-name="Text_20_body" style:list-style-name="L7">
      <style:paragraph-properties fo:margin-left="2.499cm" fo:margin-right="0cm" fo:margin-top="0cm" fo:margin-bottom="0cm" fo:keep-together="always" fo:orphans="0" fo:text-indent="0cm" style:auto-text-indent="false"/>
      <style:text-properties fo:language="en" fo:country="US" fo:background-color="transparent"/>
    </style:style>
    <style:style style:name="P24" style:family="paragraph" style:parent-style-name="Text_20_body" style:list-style-name="L4">
      <style:paragraph-properties fo:margin-left="2.499cm" fo:margin-right="0cm" fo:margin-top="0cm" fo:margin-bottom="0cm" fo:keep-together="always" fo:orphans="0" fo:text-indent="0cm" style:auto-text-indent="false"/>
      <style:text-properties fo:language="en" fo:country="US" fo:background-color="transparent"/>
    </style:style>
    <style:style style:name="P25" style:family="paragraph" style:parent-style-name="Text_20_body" style:list-style-name="L9">
      <style:paragraph-properties fo:margin-left="2.499cm" fo:margin-right="0cm" fo:margin-top="0cm" fo:margin-bottom="0cm" fo:text-indent="0cm" style:auto-text-indent="false"/>
      <style:text-properties fo:language="en" fo:country="US" fo:background-color="transparent"/>
    </style:style>
    <style:style style:name="P26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US" fo:font-style="italic" fo:background-color="transparent"/>
    </style:style>
    <style:style style:name="P27" style:family="paragraph" style:parent-style-name="Text_20_body">
      <style:paragraph-properties fo:margin-left="2.499cm" fo:margin-right="0cm" fo:margin-top="0cm" fo:margin-bottom="0cm" fo:text-indent="0cm" style:auto-text-indent="false"/>
      <style:text-properties fo:language="en" fo:country="US" fo:font-weight="bold" fo:background-color="transparent"/>
    </style:style>
    <style:style style:name="P28" style:family="paragraph" style:parent-style-name="Text_20_body" style:list-style-name="L2">
      <style:paragraph-properties fo:margin-left="2.499cm" fo:margin-right="0cm" fo:margin-top="0cm" fo:margin-bottom="0cm" fo:text-indent="0cm" style:auto-text-indent="false"/>
      <style:text-properties fo:language="en" fo:country="US" fo:font-style="normal" fo:background-color="transparent" style:font-style-asian="normal" style:font-style-complex="normal"/>
    </style:style>
    <style:style style:name="P29" style:family="paragraph" style:parent-style-name="Text_20_body" style:list-style-name="L2">
      <style:paragraph-properties fo:margin-left="3.747cm" fo:margin-right="0cm" fo:margin-top="0cm" fo:margin-bottom="0cm" fo:text-indent="0cm" style:auto-text-indent="false"/>
      <style:text-properties fo:font-size="10pt" fo:language="en" fo:country="US" fo:background-color="transparent" style:font-size-asian="10pt" style:font-size-complex="10pt"/>
    </style:style>
    <style:style style:name="P30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Arial2" fo:language="en" fo:country="US" fo:background-color="transparent"/>
    </style:style>
    <style:style style:name="P31" style:family="paragraph" style:parent-style-name="Text_20_body" style:list-style-name="L3">
      <style:paragraph-properties fo:margin-left="1.251cm" fo:margin-right="0cm" fo:margin-top="0cm" fo:margin-bottom="0cm" fo:keep-together="always" fo:orphans="0" fo:text-indent="0cm" style:auto-text-indent="false"/>
      <style:text-properties style:font-name="Arial2" fo:language="en" fo:country="US" fo:background-color="transparent"/>
    </style:style>
    <style:style style:name="P32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Arial2" fo:font-size="10pt" fo:language="en" fo:country="US" fo:background-color="transparent"/>
    </style:style>
    <style:style style:name="P33" style:family="paragraph" style:parent-style-name="Text_20_body">
      <style:paragraph-properties fo:margin-left="1.251cm" fo:margin-right="0cm" fo:margin-top="0cm" fo:margin-bottom="0cm" fo:text-indent="0cm" style:auto-text-indent="false"/>
      <style:text-properties fo:language="en" fo:country="US" fo:background-color="transparent"/>
    </style:style>
    <style:style style:name="P34" style:family="paragraph" style:parent-style-name="Text_20_body">
      <style:paragraph-properties fo:margin-left="1.251cm" fo:margin-right="0cm" fo:margin-top="0cm" fo:margin-bottom="0cm" fo:keep-together="always" fo:orphans="0" fo:text-indent="0cm" style:auto-text-indent="false"/>
      <style:text-properties fo:language="en" fo:country="US" fo:background-color="transparent"/>
    </style:style>
    <style:style style:name="P35" style:family="paragraph" style:parent-style-name="Text_20_body">
      <style:paragraph-properties fo:margin-left="1.251cm" fo:margin-right="0cm" fo:margin-top="0cm" fo:margin-bottom="0cm" fo:keep-together="always" fo:text-indent="0cm" style:auto-text-indent="false"/>
      <style:text-properties fo:language="en" fo:country="US"/>
    </style:style>
    <style:style style:name="P36" style:family="paragraph" style:parent-style-name="Text_20_body" style:list-style-name="L3">
      <style:paragraph-properties fo:margin-left="1.251cm" fo:margin-right="0cm" fo:margin-top="0cm" fo:margin-bottom="0cm" fo:keep-together="always" fo:orphans="0" fo:text-indent="0cm" style:auto-text-indent="false"/>
      <style:text-properties fo:language="en" fo:country="US"/>
    </style:style>
    <style:style style:name="P37" style:family="paragraph" style:parent-style-name="Text_20_body">
      <style:paragraph-properties fo:margin-left="1.251cm" fo:margin-right="0cm" fo:margin-top="0cm" fo:margin-bottom="0cm" fo:text-indent="0cm" style:auto-text-indent="false" fo:padding="0.049cm" fo:border="0.035cm solid #000000"/>
      <style:text-properties style:font-name="Times" fo:font-size="10pt" fo:language="en" fo:country="US" fo:background-color="transparent"/>
    </style:style>
    <style:style style:name="P38" style:family="paragraph" style:parent-style-name="Text_20_body">
      <style:paragraph-properties fo:margin-left="1.251cm" fo:margin-right="0cm" fo:margin-top="0cm" fo:margin-bottom="0cm" fo:keep-together="always" fo:text-indent="0cm" style:auto-text-indent="false" fo:padding="0.049cm" fo:border="0.035cm solid #000000"/>
      <style:text-properties style:font-name="Times" fo:font-size="10pt" fo:language="en" fo:country="US" fo:background-color="transparent"/>
    </style:style>
    <style:style style:name="P39" style:family="paragraph" style:parent-style-name="Text_20_body">
      <style:paragraph-properties fo:margin-left="1.251cm" fo:margin-right="0cm" fo:margin-top="0cm" fo:margin-bottom="0cm" fo:text-indent="0cm" style:auto-text-indent="false" fo:padding="0.049cm" fo:border="0.035cm solid #000000"/>
      <style:text-properties style:font-name="Times New Roman" fo:font-size="10pt" fo:language="en" fo:country="US" fo:background-color="transparent" style:font-size-asian="10pt" style:font-size-complex="10pt"/>
    </style:style>
    <style:style style:name="P40" style:family="paragraph" style:parent-style-name="Text_20_body">
      <style:paragraph-properties fo:margin-top="0cm" fo:margin-bottom="0cm"/>
      <style:text-properties fo:language="en" fo:country="US"/>
    </style:style>
    <style:style style:name="P41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42" style:family="paragraph" style:parent-style-name="Text_20_body">
      <style:paragraph-properties fo:margin-top="0cm" fo:margin-bottom="0cm" fo:keep-together="always" fo:orphans="0"/>
      <style:text-properties fo:language="en" fo:country="US" fo:background-color="transparent"/>
    </style:style>
    <style:style style:name="P43" style:family="paragraph" style:parent-style-name="Text_20_body">
      <style:paragraph-properties fo:margin-top="0cm" fo:margin-bottom="0cm" fo:keep-together="always"/>
      <style:text-properties fo:language="en" fo:country="US"/>
    </style:style>
    <style:style style:name="P44" style:family="paragraph" style:parent-style-name="Text_20_body">
      <style:paragraph-properties fo:margin-top="0cm" fo:margin-bottom="0cm" fo:keep-together="always" fo:orphans="0"/>
      <style:text-properties fo:language="en" fo:country="US"/>
    </style:style>
    <style:style style:name="P45" style:family="paragraph" style:parent-style-name="Text_20_body">
      <style:paragraph-properties fo:margin-top="0cm" fo:margin-bottom="0cm"/>
      <style:text-properties style:font-name="Arial2" fo:language="en" fo:country="US" fo:background-color="transparent"/>
    </style:style>
    <style:style style:name="P46" style:family="paragraph" style:parent-style-name="Text_20_body" style:master-page-name="">
      <style:paragraph-properties fo:margin-top="0cm" fo:margin-bottom="0cm" fo:keep-together="always" fo:orphans="0" style:page-number="auto" fo:break-before="auto" fo:break-after="auto" fo:keep-with-next="auto"/>
      <style:text-properties fo:language="en" fo:country="US" fo:background-color="transparent"/>
    </style:style>
    <style:style style:name="P47" style:family="paragraph" style:parent-style-name="Text_20_body">
      <style:paragraph-properties fo:margin-left="0cm" fo:margin-right="0cm" fo:margin-top="0cm" fo:margin-bottom="0cm" fo:keep-together="always" fo:text-indent="0cm" style:auto-text-indent="false"/>
      <style:text-properties style:font-name="Arial1" fo:font-size="12pt" fo:language="en" fo:country="US" fo:background-color="transparent" style:font-size-asian="12pt" style:font-size-complex="12pt"/>
    </style:style>
    <style:style style:name="P48" style:family="paragraph" style:parent-style-name="Heading_20_2">
      <style:text-properties fo:language="en" fo:country="US"/>
    </style:style>
    <style:style style:name="P49" style:family="paragraph" style:parent-style-name="Heading_20_3">
      <style:text-properties fo:language="en" fo:country="US"/>
    </style:style>
    <style:style style:name="P50" style:family="paragraph" style:parent-style-name="Heading_20_4">
      <style:text-properties fo:language="en" fo:country="US"/>
    </style:style>
    <style:style style:name="P5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 fo:language="en" fo:country="US"/>
    </style:style>
    <style:style style:name="P52" style:family="paragraph" style:parent-style-name="Contents_20_Heading">
      <style:text-properties fo:language="en" fo:country="US"/>
    </style:style>
    <style:style style:name="T1" style:family="text">
      <style:text-properties fo:background-color="transparen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/>
    </style:style>
    <style:style style:name="T6" style:family="text">
      <style:text-properties fo:font-style="italic" fo:background-color="transparent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0pt" fo:font-style="normal" style:font-size-asian="10pt" style:font-style-asian="normal" style:font-size-complex="10pt" style:font-style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="Times New Roman" style:font-size-asian="10pt" style:font-size-complex="10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font-name="Arial1"/>
    </style:style>
    <style:style style:name="T15" style:family="text">
      <style:text-properties style:font-name="Arial1" fo:background-color="transparent"/>
    </style:style>
    <style:style style:name="T16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Schematic Libraries Files Format:</text:h>
      <text:table-of-content text:style-name="Sect1" text:name="Table des matières1">
        <text:table-of-content-source text:outline-level="10" text:index-scope="chapter">
          <text:index-title-template text:style-name="Contents_20_Heading">Schematic Libraries Files Format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52">Schematic Libraries Files Format:</text:p>
          </text:index-title>
          <text:p text:style-name="P3"><text:a xlink:type="simple" xlink:href="#1.Schematic Libraries Files Format:|outline" text:style-name="Internet_20_link" text:visited-style-name="Internet_20_link"><text:span text:style-name="T16">1 - Schematic Libraries Files Format:<text:tab/></text:span></text:a><text:a xlink:type="simple" xlink:href="#1.Schematic Libraries Files Format:|outline" text:style-name="Internet_20_link" text:visited-style-name="Internet_20_link"><text:span text:style-name="T16">1</text:span></text:a></text:p>
          <text:p text:style-name="P4"><text:a xlink:type="simple" xlink:href="#1.1.Units|outline" text:style-name="Internet_20_link" text:visited-style-name="Internet_20_link"><text:span text:style-name="T16">1.1 - Units<text:tab/></text:span></text:a><text:a xlink:type="simple" xlink:href="#1.1.Units|outline" text:style-name="Internet_20_link" text:visited-style-name="Internet_20_link"><text:span text:style-name="T16">1</text:span></text:a></text:p>
          <text:p text:style-name="P4"><text:a xlink:type="simple" xlink:href="#1.2.Heading|outline" text:style-name="Internet_20_link" text:visited-style-name="Internet_20_link"><text:span text:style-name="T16">1.2 - Heading<text:tab/></text:span></text:a><text:a xlink:type="simple" xlink:href="#1.2.Heading|outline" text:style-name="Internet_20_link" text:visited-style-name="Internet_20_link"><text:span text:style-name="T16">1</text:span></text:a></text:p>
          <text:p text:style-name="P4"><text:a xlink:type="simple" xlink:href="#1.3.Description of a component|outline" text:style-name="Internet_20_link" text:visited-style-name="Internet_20_link"><text:span text:style-name="T16">1.3 - Description of a component<text:tab/></text:span></text:a><text:a xlink:type="simple" xlink:href="#1.3.Description of a component|outline" text:style-name="Internet_20_link" text:visited-style-name="Internet_20_link"><text:span text:style-name="T16">1</text:span></text:a></text:p>
          <text:p text:style-name="P5"><text:a xlink:type="simple" xlink:href="#1.3.1.Description of Alias|outline" text:style-name="Internet_20_link" text:visited-style-name="Internet_20_link"><text:span text:style-name="T16">1.3.1 - Description of Alias<text:tab/></text:span></text:a><text:a xlink:type="simple" xlink:href="#1.3.1.Description of Alias|outline" text:style-name="Internet_20_link" text:visited-style-name="Internet_20_link"><text:span text:style-name="T16">2</text:span></text:a></text:p>
          <text:p text:style-name="P5"><text:a xlink:type="simple" xlink:href="#1.3.2.Description of the fields|outline" text:style-name="Internet_20_link" text:visited-style-name="Internet_20_link"><text:span text:style-name="T16">1.3.2 - Description of the fields<text:tab/></text:span></text:a><text:a xlink:type="simple" xlink:href="#1.3.2.Description of the fields|outline" text:style-name="Internet_20_link" text:visited-style-name="Internet_20_link"><text:span text:style-name="T16">2</text:span></text:a></text:p>
          <text:p text:style-name="P5"><text:a xlink:type="simple" xlink:href="#1.3.3.Description of graphic elements|outline" text:style-name="Internet_20_link" text:visited-style-name="Internet_20_link"><text:span text:style-name="T16">1.3.3 - Description of graphic elements<text:tab/></text:span></text:a><text:a xlink:type="simple" xlink:href="#1.3.3.Description of graphic elements|outline" text:style-name="Internet_20_link" text:visited-style-name="Internet_20_link"><text:span text:style-name="T16">2</text:span></text:a></text:p>
          <text:p text:style-name="P2"><text:a xlink:type="simple" xlink:href="#1.3.3.1.Polygon :|outline" text:style-name="Internet_20_link" text:visited-style-name="Internet_20_link"><text:span text:style-name="T16">1.3.3.1 - Polygon :<text:tab/></text:span></text:a><text:a xlink:type="simple" xlink:href="#1.3.3.1.Polygon :|outline" text:style-name="Internet_20_link" text:visited-style-name="Internet_20_link"><text:span text:style-name="T16">3</text:span></text:a></text:p>
          <text:p text:style-name="P2"><text:a xlink:type="simple" xlink:href="#1.3.3.2.Rectangle|outline" text:style-name="Internet_20_link" text:visited-style-name="Internet_20_link"><text:span text:style-name="T16">1.3.3.2 - Rectangle<text:tab/></text:span></text:a><text:a xlink:type="simple" xlink:href="#1.3.3.2.Rectangle|outline" text:style-name="Internet_20_link" text:visited-style-name="Internet_20_link"><text:span text:style-name="T16">3</text:span></text:a></text:p>
          <text:p text:style-name="P2"><text:a xlink:type="simple" xlink:href="#1.3.3.3.Circle|outline" text:style-name="Internet_20_link" text:visited-style-name="Internet_20_link"><text:span text:style-name="T16">1.3.3.3 - Circle<text:tab/></text:span></text:a><text:a xlink:type="simple" xlink:href="#1.3.3.3.Circle|outline" text:style-name="Internet_20_link" text:visited-style-name="Internet_20_link"><text:span text:style-name="T16">3</text:span></text:a></text:p>
          <text:p text:style-name="P2"><text:a xlink:type="simple" xlink:href="#1.3.3.4.Arc of circle|outline" text:style-name="Internet_20_link" text:visited-style-name="Internet_20_link"><text:span text:style-name="T16">1.3.3.4 - Arc of circle<text:tab/></text:span></text:a><text:a xlink:type="simple" xlink:href="#1.3.3.4.Arc of circle|outline" text:style-name="Internet_20_link" text:visited-style-name="Internet_20_link"><text:span text:style-name="T16">3</text:span></text:a></text:p>
          <text:p text:style-name="P2"><text:a xlink:type="simple" xlink:href="#1.3.3.5.Text field|outline" text:style-name="Internet_20_link" text:visited-style-name="Internet_20_link"><text:span text:style-name="T16">1.3.3.5 - Text field<text:tab/></text:span></text:a><text:a xlink:type="simple" xlink:href="#1.3.3.5.Text field|outline" text:style-name="Internet_20_link" text:visited-style-name="Internet_20_link"><text:span text:style-name="T16">4</text:span></text:a></text:p>
          <text:p text:style-name="P5"><text:a xlink:type="simple" xlink:href="#1.3.4.Description of the pins|outline" text:style-name="Internet_20_link" text:visited-style-name="Internet_20_link"><text:span text:style-name="T16">1.3.4 - Description of the pins<text:tab/></text:span></text:a><text:a xlink:type="simple" xlink:href="#1.3.4.Description of the pins|outline" text:style-name="Internet_20_link" text:visited-style-name="Internet_20_link"><text:span text:style-name="T16">4</text:span></text:a></text:p>
        </text:index-body>
      </text:table-of-content>
      <text:p text:style-name="P6"/>
      <text:h text:style-name="P48" text:outline-level="2">Units</text:h>
      <text:p text:style-name="P6">Sizes and coordinates are given in mils (1/1000 inch)</text:p>
      <text:h text:style-name="P48" text:outline-level="2">Heading</text:h>
      <text:p text:style-name="P41">format:</text:p>
      <text:p text:style-name="P37">EESchema-LIBRARY Version 2.0 24/1/1997-18:9:6</text:p>
      <text:p text:style-name="P38">description of the components</text:p>
      <text:p text:style-name="P37"># End Library</text:p>
      <text:p text:style-name="P40"/>
      <text:h text:style-name="P48" text:outline-level="2">Description of a component</text:h>
      <text:p text:style-name="P33">The format is as follows :</text:p>
      <text:p text:style-name="P18"><text:span text:style-name="T3">DEF</text:span> <text:span text:style-name="T5">name reference</text:span><text:span text:style-name="T8"> unused text_offset draw_pinnumber draw_pinname unit_count units_locked option_flag</text:span></text:p>
      <text:p text:style-name="P18"><text:span text:style-name="T3">ALIAS </text:span><text:span text:style-name="T5">name1 name2…</text:span></text:p>
      <text:p text:style-name="P26">fields list</text:p>
      <text:p text:style-name="P27">DRAW</text:p>
      <text:p text:style-name="P26">list graphic elements and pins</text:p>
      <text:p text:style-name="P27">ENDDRAW</text:p>
      <text:p text:style-name="P27">ENDDEF</text:p>
      <text:p text:style-name="P13">Parameters for <text:span text:style-name="T4">DEF</text:span> :</text:p>
      <text:list xml:id="list34581373" text:style-name="L1">
        <text:list-item>
          <text:p text:style-name="P7"><text:span text:style-name="T6">name</text:span><text:span text:style-name="T9"> = component name in library (74LS02 ...)</text:span></text:p>
        </text:list-item>
        <text:list-item>
          <text:p text:style-name="P8">référence<text:span text:style-name="T9"> = Reference </text:span><text:span text:style-name="T10">( U, R, IC .., which become U3, U8, R1, R45, IC4...)</text:span></text:p>
        </text:list-item>
        <text:list-item>
          <text:p text:style-name="P10"><text:span text:style-name="T7">unused</text:span> = 0 (reserved)</text:p>
        </text:list-item>
        <text:list-item>
          <text:p text:style-name="P10">t<text:span text:style-name="T7">ext_offset</text:span> = offset for pin name position</text:p>
        </text:list-item>
        <text:list-item>
          <text:p text:style-name="P7"><text:span text:style-name="T7">draw_pinnumber</text:span><text:span text:style-name="T9"> = Y </text:span><text:span text:style-name="T10">(display pin number)</text:span><text:span text:style-name="T9"> ou N </text:span><text:span text:style-name="T10">(do not display pin number)</text:span><text:span text:style-name="T9">.</text:span></text:p>
        </text:list-item>
        <text:list-item>
          <text:p text:style-name="P9"><text:span text:style-name="T7">draw_pinname</text:span> = Y <text:span text:style-name="T11">(display pin name)</text:span> ou N <text:span text:style-name="T11">(do not display pin name)</text:span>.</text:p>
        </text:list-item>
        <text:list-item>
          <text:p text:style-name="P8">unit_count<text:span text:style-name="T9"> = Number of part ( or section) in a component package.</text:span></text:p>
        </text:list-item>
        <text:list-item>
          <text:p text:style-name="P8">units_locked<text:span text:style-name="T9"> = <text:s/>= L </text:span><text:span text:style-name="T10">(units are not identical and cannot be swapped)</text:span><text:span text:style-name="T9"> or F </text:span><text:span text:style-name="T10">(units are identical and therefore can be swapped) (Used only if unit_count &gt; 1)</text:span></text:p>
        </text:list-item>
        <text:list-item>
          <text:p text:style-name="P8">option_flag<text:span text:style-name="T9"> = N (normal) or P (component type "power")</text:span></text:p>
        </text:list-item>
      </text:list>
      <text:p text:style-name="P14"/>
      <text:p text:style-name="P41"><text:soft-page-break/>Example:</text:p>
      <text:p text:style-name="P38">DEF BNC P 0 40 Y NR 1 L NR</text:p>
      <text:p text:style-name="P38">F0 “P” 10.120 60 H V<text:span text:style-name="T12"> L C</text:span></text:p>
      <text:p text:style-name="P38">F1 “BNC” 110 - 60 40 V V<text:span text:style-name="T12"> L C</text:span></text:p>
      <text:p text:style-name="P38">DRAW</text:p>
      <text:p text:style-name="P38">C 0 0 70 0 1 0</text:p>
      <text:p text:style-name="P38">C 0 0 20 0 1 0</text:p>
      <text:p text:style-name="P38">X Ext. 2 0 - 200 130 U 40 40 1 1 P</text:p>
      <text:p text:style-name="P38">X In 1 - 150 0.130 R 40 40 1 1 P</text:p>
      <text:p text:style-name="P38">ENDDRAW</text:p>
      <text:p text:style-name="P38">ENDDEF</text:p>
      <text:p text:style-name="P43"/>
      <text:h text:style-name="P49" text:outline-level="3">Description of Alias</text:h>
      <text:p text:style-name="P41">This line exists only if the component has alias names.</text:p>
      <text:p text:style-name="P33">format:</text:p>
      <text:p text:style-name="P18"><text:span text:style-name="T3">ALIAS </text:span><text:span text:style-name="T5">name1 name2 name3…</text:span></text:p>
      <text:p text:style-name="P17"/>
      <text:h text:style-name="P49" text:outline-level="3">Description of the fields</text:h>
      <text:p text:style-name="P41">format:</text:p>
      <text:p text:style-name="P33"><text:span text:style-name="T3">F</text:span> n “<text:span text:style-name="T5">text” posx posy dimension orientation visibility</text:span><text:span text:style-name="T7"> hjustify vjustify/italic/bold “name”</text:span></text:p>
      <text:p text:style-name="P33">with:</text:p>
      <text:list xml:id="list34569513" text:style-name="L2">
        <text:list-item>
          <text:p text:style-name="P19">n = field number :</text:p>
        </text:list-item>
        <text:list-item>
          <text:p text:style-name="P29">reference = 0.</text:p>
        </text:list-item>
        <text:list-item>
          <text:p text:style-name="P29">value = 1.</text:p>
        </text:list-item>
        <text:list-item>
          <text:p text:style-name="P29">Pcb FootPrint = 2.</text:p>
        </text:list-item>
        <text:list-item>
          <text:p text:style-name="P29">User doc link = 3. At present time: not used </text:p>
        </text:list-item>
        <text:list-item>
          <text:p text:style-name="P19">n = 4..11 = fields 1 to 8 (since January 2009 more than 8 field allowed, so n can be &gt; 11.</text:p>
        </text:list-item>
        <text:list-item>
          <text:p text:style-name="P19">text (delimited by double quotes)</text:p>
        </text:list-item>
        <text:list-item>
          <text:p text:style-name="P19">position X and Y</text:p>
        </text:list-item>
        <text:list-item>
          <text:p text:style-name="P19">dimension (default = 50)</text:p>
        </text:list-item>
        <text:list-item>
          <text:p text:style-name="P19">orientation = H (horizontal) or V (vertical).</text:p>
        </text:list-item>
        <text:list-item>
          <text:p text:style-name="P19">Visibility = V (visible) or I (invisible)</text:p>
        </text:list-item>
        <text:list-item>
          <text:p text:style-name="P28">hjustify vjustify = L R C B or T</text:p>
        </text:list-item>
        <text:list-item>
          <text:p text:style-name="P11">L= left</text:p>
        </text:list-item>
        <text:list-item>
          <text:p text:style-name="P11">R = Right</text:p>
        </text:list-item>
        <text:list-item>
          <text:p text:style-name="P11">C = centre</text:p>
        </text:list-item>
        <text:list-item>
          <text:p text:style-name="P11">B = bottom</text:p>
        </text:list-item>
        <text:list-item>
          <text:p text:style-name="P11">T = Top</text:p>
        </text:list-item>
        <text:list-item>
          <text:p text:style-name="P12">Style: Italic = I or N ( <text:span text:style-name="T1">since January 2009)</text:span></text:p>
        </text:list-item>
        <text:list-item>
          <text:p text:style-name="P12">Style Bold = B or N ( <text:span text:style-name="T1">since January 2009)</text:span></text:p>
        </text:list-item>
        <text:list-item>
          <text:p text:style-name="P12">Name of the field<text:span text:style-name="T15"> (delimited by double quotes)</text:span><text:span text:style-name="T14"> </text:span>(only if it is not the default name)</text:p>
        </text:list-item>
      </text:list>
      <text:p text:style-name="P47">Note: <text:s/><text:span text:style-name="T9">vjustify, <text:s/>Italic and <text:s/>Bold are in the same 3 chars word.</text:span></text:p>
      <text:p text:style-name="P41">Example:</text:p>
      <text:p text:style-name="P37">DEF DIODE D 0 40 Y NR 1 0 NR</text:p>
      <text:p text:style-name="P37">F0 “D” 0.100 50 H V<text:span text:style-name="T12"> L CNN</text:span></text:p>
      <text:p text:style-name="P37">F1 “DIODE” 0 -100 50 H V<text:span text:style-name="T12"> L CIB</text:span></text:p>
      <text:p text:style-name="P39">F5 “2euros” 0 -200 50 H V L CIB ”PRICE”</text:p>
      <text:p text:style-name="P35"/>
      <text:h text:style-name="P49" text:outline-level="3">Description of graphic elements</text:h>
      <text:p text:style-name="P46">There are of 5 types:</text:p>
      <text:list xml:id="list34561025" text:style-name="L3">
        <text:list-item>
          <text:p text:style-name="P31">Polygon (succession of segments), filled or normal.</text:p>
        </text:list-item>
        <text:list-item>
          <text:p text:style-name="P31">Rectangle.</text:p>
        </text:list-item>
        <text:list-item>
          <text:p text:style-name="P31"><text:soft-page-break/>Circle.</text:p>
        </text:list-item>
        <text:list-item>
          <text:p text:style-name="P31">Arc of circle.</text:p>
        </text:list-item>
        <text:list-item>
          <text:p text:style-name="P36"><text:span text:style-name="T1">Text</text:span>.</text:p>
        </text:list-item>
      </text:list>
      <text:h text:style-name="P50" text:outline-level="4">Polygon :</text:h>
      <text:p text:style-name="P41">Format:</text:p>
      <text:p text:style-name="P33"><text:span text:style-name="T3">P</text:span> <text:span text:style-name="T5">Nb parts convert ltrait x0 y0 x1 y1 xi yi cc</text:span></text:p>
      <text:p text:style-name="P33">With:</text:p>
      <text:list xml:id="list34566701" text:style-name="L4">
        <text:list-item>
          <text:p text:style-name="P20">Nb = a number of points.</text:p>
        </text:list-item>
        <text:list-item>
          <text:p text:style-name="P20">unit = 0 if common to the parts; if not, number of part (1. .n).</text:p>
        </text:list-item>
        <text:list-item>
          <text:p text:style-name="P20">convert = 0 if common to the 2 representations, if not 1 or 2.</text:p>
        </text:list-item>
        <text:list-item>
          <text:p text:style-name="P20"><text:span text:style-name="T5">trait </text:span>= line thickness.</text:p>
        </text:list-item>
        <text:list-item>
          <text:p text:style-name="P20">xi yi coordinates of end i.</text:p>
        </text:list-item>
        <text:list-item>
          <text:p text:style-name="P20">cc = N F or F ( F = <text:span text:style-name="T1">filled polygon</text:span>; f = .<text:span text:style-name="T1"> filled polygon, transparent background)</text:span></text:p>
        </text:list-item>
      </text:list>
      <text:p text:style-name="P41">Example:</text:p>
      <text:p text:style-name="P40"/>
      <text:p text:style-name="P38">P 3 0 1 0 - 50 50 50 0 - 50 - 50 F</text:p>
      <text:p text:style-name="P38">P 2 0 1 0 50 50 50 – 50 N</text:p>
      <text:p text:style-name="P35"/>
      <text:h text:style-name="P50" text:outline-level="4">Rectangle</text:h>
      <text:p text:style-name="P41">Format:</text:p>
      <text:p text:style-name="P33"><text:span text:style-name="T3">S </text:span><text:span text:style-name="T5">startx starty endx endy unit convert ltrait <text:s/>cc</text:span></text:p>
      <text:p text:style-name="P33">With</text:p>
      <text:list xml:id="list34557198" text:style-name="L5">
        <text:list-item>
          <text:p text:style-name="P21">unit = 0 if common to the parts; if not, number of part (1. .n).</text:p>
        </text:list-item>
        <text:list-item>
          <text:p text:style-name="P21">convert = 0 if common to the representations; if not, 1 or 2.</text:p>
        </text:list-item>
        <text:list-item>
          <text:p text:style-name="P21">ltrait = thickness.</text:p>
        </text:list-item>
      </text:list>
      <text:list xml:id="list34598728" text:continue-list="list34566701" text:style-name="L4">
        <text:list-item text:start-value="1">
          <text:p text:style-name="P20">cc = N F or F ( F = <text:span text:style-name="T1">filled Rectangle,</text:span>; f = .<text:span text:style-name="T1"> filled Rectangle, transparent background)</text:span></text:p>
        </text:list-item>
      </text:list>
      <text:p text:style-name="P41"/>
      <text:p text:style-name="P41">Example:</text:p>
      <text:p text:style-name="P40"/>
      <text:p text:style-name="P38">S 0 50.900.900 0 1 0 f</text:p>
      <text:p text:style-name="P40"/>
      <text:h text:style-name="P50" text:outline-level="4">Circle</text:h>
      <text:p text:style-name="P41">Format:</text:p>
      <text:p text:style-name="P33"><text:span text:style-name="T3">C </text:span><text:span text:style-name="T5">posx posy radius unit convert ltrait cc</text:span></text:p>
      <text:p text:style-name="P33">With</text:p>
      <text:list xml:id="list34571249" text:style-name="L6">
        <text:list-item>
          <text:p text:style-name="P22">unit = 0 if common to the parts; if not, number of part (1. .n).</text:p>
        </text:list-item>
        <text:list-item>
          <text:p text:style-name="P22">convert = 0 so common to the representations, if not 1 or 2.</text:p>
        </text:list-item>
        <text:list-item>
          <text:p text:style-name="P22">ltrait = thickness.</text:p>
        </text:list-item>
      </text:list>
      <text:list xml:id="list34584155" text:continue-list="list34598728" text:style-name="L4">
        <text:list-item text:start-value="1">
          <text:p text:style-name="P20">cc = N F or F ( F = <text:span text:style-name="T1">filled Rectangle,</text:span>; f = .<text:span text:style-name="T1"> filled Rectangle, transparent background)</text:span></text:p>
        </text:list-item>
      </text:list>
      <text:p text:style-name="P41">Example:</text:p>
      <text:p text:style-name="P40"/>
      <text:p text:style-name="P38">C 0 0 70 0 1 0 F</text:p>
      <text:p text:style-name="P38">C 0 0 20 0 1 0 N</text:p>
      <text:p text:style-name="P35"/>
      <text:h text:style-name="P50" text:outline-level="4">Arc of circle</text:h>
      <text:p text:style-name="P46">Format:</text:p>
      <text:p text:style-name="P42"><text:soft-page-break/><text:span text:style-name="T3">With </text:span><text:span text:style-name="T5">posx posy radius start end part convert ltrait start_pointX start_pointY end_pointX end_pointY <text:s/>cc</text:span></text:p>
      <text:p text:style-name="P34">With:</text:p>
      <text:list xml:id="list34564531" text:style-name="L7">
        <text:list-item>
          <text:p text:style-name="P23">start = <text:span text:style-name="T13">angle</text:span> of the starting point (in 0,1 degrees).</text:p>
        </text:list-item>
        <text:list-item>
          <text:p text:style-name="P23">end = <text:span text:style-name="T13">angle</text:span> of the end point (in 0,1 degrees).</text:p>
        </text:list-item>
        <text:list-item>
          <text:p text:style-name="P23">unit = 0 so common to the parts; if not, number of part (1. .n).</text:p>
        </text:list-item>
        <text:list-item>
          <text:p text:style-name="P23">convert = 0 if common to the representations, if not 1 or 2.</text:p>
        </text:list-item>
        <text:list-item>
          <text:p text:style-name="P23">ltrait = thickness.</text:p>
        </text:list-item>
        <text:list-item>
          <text:p text:style-name="P15">start_pointX start_pointY = coord of the starting point (role similar to start)</text:p>
        </text:list-item>
        <text:list-item>
          <text:p text:style-name="P15">end_pointX end_pointY = coord of the point of arrival (role similar to end)</text:p>
        </text:list-item>
      </text:list>
      <text:list xml:id="list34580542" text:continue-list="list34584155" text:style-name="L4">
        <text:list-item text:start-value="1">
          <text:p text:style-name="P24">cc = N F or F ( F = <text:span text:style-name="T1">filled Rectangle,</text:span>; f = .<text:span text:style-name="T1"> filled Rectangle, transparent background)</text:span></text:p>
        </text:list-item>
      </text:list>
      <text:p text:style-name="P42">Example:</text:p>
      <text:p text:style-name="P44"/>
      <text:p text:style-name="P38">To 0.148 48 - 889 889 0 1 0 N</text:p>
      <text:p text:style-name="P38">To 0 51 51 - 889 889 0 1 0 N</text:p>
      <text:p text:style-name="P40"/>
      <text:h text:style-name="P50" text:outline-level="4">Text field</text:h>
      <text:p text:style-name="P45">Format:</text:p>
      <text:p text:style-name="P32"><text:span text:style-name="T3">T</text:span> orientation <text:span text:style-name="T5">posx posy dimension unit convert Text</text:span></text:p>
      <text:p text:style-name="P30">With:</text:p>
      <text:list xml:id="list34584175" text:style-name="L8">
        <text:list-item>
          <text:p text:style-name="P16">orientation = horizontal orientation (=0) or vertical (=1).</text:p>
        </text:list-item>
        <text:list-item>
          <text:p text:style-name="P16">type = always 0.</text:p>
        </text:list-item>
        <text:list-item>
          <text:p text:style-name="P16">unit = 0 so common to the parts, if not number of part (1. .n).</text:p>
        </text:list-item>
        <text:list-item>
          <text:p text:style-name="P16">convert = 0 if common to the representations, if not 1 or 2.</text:p>
        </text:list-item>
      </text:list>
      <text:p text:style-name="P40"/>
      <text:p text:style-name="P45">Example:</text:p>
      <text:p text:style-name="P40"/>
      <text:p text:style-name="P38">T 0 - 320 - 10 100 0 0 1 VREF</text:p>
      <text:p text:style-name="P40"/>
      <text:h text:style-name="P49" text:outline-level="3">Description of the pins</text:h>
      <text:p text:style-name="P41">Format:</text:p>
      <text:p text:style-name="P33"><text:span text:style-name="T3">X</text:span> <text:span text:style-name="T5">name number posx posy length orientation Snum Snom unit convert Etype [shape]</text:span>.</text:p>
      <text:p text:style-name="P33">With:</text:p>
      <text:list xml:id="list34553519" text:style-name="L9">
        <text:list-item>
          <text:p text:style-name="P25"><text:span text:style-name="T9">orientation </text:span>= U (up) D (down) R (right) L (left).</text:p>
        </text:list-item>
        <text:list-item>
          <text:p text:style-name="P25">name = name (without space) of the pin. if ~: no name</text:p>
        </text:list-item>
        <text:list-item>
          <text:p text:style-name="P25">number = n pin number (4 characters maximum).</text:p>
        </text:list-item>
        <text:list-item>
          <text:p text:style-name="P25">length = pin length.</text:p>
        </text:list-item>
        <text:list-item>
          <text:p text:style-name="P25">Snum = pin number text size.</text:p>
        </text:list-item>
        <text:list-item>
          <text:p text:style-name="P25">Snom = pin name text size.</text:p>
        </text:list-item>
        <text:list-item>
          <text:p text:style-name="P25">unit = 0 if common to the parts; if not, number of part (1. .n).</text:p>
        </text:list-item>
        <text:list-item>
          <text:p text:style-name="P25">convert = 0 so common to the representations, if not 1 or 2.</text:p>
        </text:list-item>
        <text:list-item>
          <text:p text:style-name="P25">Etype = electric type (1 character)</text:p>
        </text:list-item>
        <text:list-item>
          <text:p text:style-name="P25">shape = if present: pin shape (clock, inversion…).</text:p>
        </text:list-item>
      </text:list>
      <text:p text:style-name="P17"/>
      <text:p text:style-name="P41">Example:</text:p>
      <text:p text:style-name="P40"/>
      <text:p text:style-name="P38">X TO 1 - 200 0.150 R 40 40 1 1 P</text:p>
      <text:p text:style-name="P38">X K 2.200 0.150 L 40 40 1 1 P</text:p>
      <text:p text:style-name="P38">X 0 1 0 0 0 R 40 40 1 1 W NR</text:p>
      <text:p text:style-name="P38">X ~ 2 0 - 250 200 U 40 40 1 1 P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2" svg:font-family="Arial, sans-serif"/>
    <style:font-face style:name="Times" svg:font-family="Times, 'Times New Roman', serif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GB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.199cm" fo:margin-bottom="0.199cm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.199cm" fo:margin-bottom="0.199cm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.199cm" fo:margin-bottom="0.199cm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4.995cm" fo:margin-right="0cm" fo:margin-top="0.199cm" fo:margin-bottom="0.109cm" fo:text-indent="-1.249cm" style:auto-text-indent="false" fo:keep-with-next="always"/>
      <style:text-properties fo:color="#000080"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WW-Annotation" style:family="paragraph" style:parent-style-name="Standard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ize="10pt" fo:language="en" fo:country="US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chematic Library files format</text:span></text:p>
        <text:p text:style-name="MP1"/>
      </style:header>
      <style:footer>
        <text:p text:style-name="MP2">Page <text:page-number text:select-page="current">5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IUT</meta:initial-creator>
    <meta:creation-date>1996-01-27T12:47:00</meta:creation-date>
    <dc:date>2009-02-04T14:49:00.45</dc:date>
    <meta:print-date>2005-01-08T20:26:25</meta:print-date>
    <dc:language>en-GB</dc:language>
    <meta:editing-cycles>147</meta:editing-cycles>
    <meta:editing-duration>PT13H03M18S</meta:editing-duration>
    <meta:document-statistic meta:table-count="0" meta:image-count="0" meta:object-count="0" meta:page-count="5" meta:paragraph-count="173" meta:word-count="1278" meta:character-count="5712"/>
    <meta:user-defined meta:name="Info 1"/>
    <meta:user-defined meta:name="Info 2"/>
    <meta:user-defined meta:name="Info 3"/>
    <meta:user-defined meta:name="Info 4"/>
  </office:meta>
</office:document-meta>
</file>